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0" draw:layer="layout" svg:width="3.5cm" svg:height="1.825cm" svg:x="6.5cm" svg:y="1cm">
          <draw:text-box>
            <text:p text:style-name="P1">Stealth</text:p>
            <text:p text:style-name="P1">c0.5k $10</text:p>
          </draw:text-box>
        </draw:frame>
        <draw:frame draw:style-name="gr1" draw:text-style-name="P1" draw:id="id1" draw:layer="layout" svg:width="4.5cm" svg:height="1.825cm" svg:x="1cm" svg:y="1cm">
          <draw:text-box>
            <text:p text:style-name="P1">Sociology</text:p>
            <text:p text:style-name="P1">c0.5k $10</text:p>
          </draw:text-box>
        </draw:frame>
        <draw:frame draw:style-name="gr1" draw:text-style-name="P1" draw:id="id3" draw:layer="layout" svg:width="4.5cm" svg:height="1.825cm" svg:x="29.2cm" svg:y="1cm">
          <draw:text-box>
            <text:p text:style-name="P1">Telepresence</text:p>
            <text:p text:style-name="P1">c0.5k $13k</text:p>
          </draw:text-box>
        </draw:frame>
        <draw:frame draw:style-name="gr1" draw:text-style-name="P1" draw:id="id5" draw:layer="layout" svg:width="3cm" svg:height="1.825cm" svg:x="15.8cm" svg:y="1cm">
          <draw:text-box>
            <text:p text:style-name="P1">Intrusion</text:p>
            <text:p text:style-name="P1">c15 $0</text:p>
          </draw:text-box>
        </draw:frame>
        <draw:frame draw:style-name="gr1" draw:text-style-name="P1" draw:id="id8" draw:layer="layout" svg:width="4.5cm" svg:height="2.5cm" svg:x="22.5cm" svg:y="1cm">
          <draw:text-box>
            <text:p text:style-name="P1">Stock Manipulation</text:p>
            <text:p text:style-name="P1">c0.2k $0</text:p>
          </draw:text-box>
        </draw:frame>
        <draw:frame draw:style-name="gr1" draw:text-style-name="P1" draw:id="id2" draw:layer="layout" svg:width="4.5cm" svg:height="2.699cm" svg:x="1cm" svg:y="6.701cm">
          <draw:text-box>
            <text:p text:style-name="P1">Media Manipulation</text:p>
            <text:p text:style-name="P1">c2.5k $750</text:p>
          </draw:text-box>
        </draw:frame>
        <draw:frame draw:style-name="gr1" draw:text-style-name="P1" draw:id="id11" draw:layer="layout" svg:width="4.5cm" svg:height="2.699cm" svg:x="6.5cm" svg:y="13.1cm">
          <draw:text-box>
            <text:p text:style-name="P1">Database Manipulation</text:p>
            <text:p text:style-name="P1">c2k $1k</text:p>
          </draw:text-box>
        </draw:frame>
        <draw:connector draw:style-name="gr2" draw:text-style-name="P2" draw:layer="layout" draw:type="curve" svg:x1="3.25cm" svg:y1="2.825cm" svg:x2="3.25cm" svg:y2="6.701cm" draw:start-shape="id1" draw:start-glue-point="2" draw:end-shape="id2">
          <text:p text:style-name="P1"/>
        </draw:connector>
        <draw:frame draw:style-name="gr1" draw:text-style-name="P1" draw:id="id4" draw:layer="layout" svg:width="4.5cm" svg:height="2.699cm" svg:x="29.2cm" svg:y="4.801cm">
          <draw:text-box>
            <text:p text:style-name="P1">Parallel Computation</text:p>
            <text:p text:style-name="P1">c2k $2k</text:p>
          </draw:text-box>
        </draw:frame>
        <draw:connector draw:style-name="gr2" draw:text-style-name="P2" draw:layer="layout" svg:x1="31.45cm" svg:y1="2.825cm" svg:x2="31.45cm" svg:y2="4.801cm" draw:start-shape="id3" draw:end-shape="id4">
          <text:p text:style-name="P1"/>
        </draw:connector>
        <draw:frame draw:style-name="gr1" draw:text-style-name="P1" draw:id="id6" draw:layer="layout" svg:width="4.5cm" svg:height="3.2cm" svg:x="18.3cm" svg:y="6.8cm">
          <draw:text-box>
            <text:p text:style-name="P1">Exploit Discovery/ Repair </text:p>
            <text:p text:style-name="P1">c1.5k $100</text:p>
          </draw:text-box>
        </draw:frame>
        <draw:connector draw:style-name="gr2" draw:text-style-name="P2" draw:layer="layout" draw:type="curve" svg:x1="17.3cm" svg:y1="2.825cm" svg:x2="20.55cm" svg:y2="6.8cm" draw:start-shape="id5" draw:end-shape="id6">
          <text:p text:style-name="P1"/>
        </draw:connector>
        <draw:frame draw:style-name="gr1" draw:text-style-name="P1" draw:id="id7" draw:layer="layout" svg:width="4.5cm" svg:height="2.7cm" svg:x="11.3cm" svg:y="6.8cm">
          <draw:text-box>
            <text:p text:style-name="P1">Personal</text:p>
            <text:p text:style-name="P1">Identification</text:p>
            <text:p text:style-name="P1">c3k $0</text:p>
          </draw:text-box>
        </draw:frame>
        <draw:connector draw:style-name="gr2" draw:text-style-name="P2" draw:layer="layout" draw:type="curve" svg:x1="17.3cm" svg:y1="2.825cm" svg:x2="13.55cm" svg:y2="6.8cm" draw:start-shape="id5" draw:start-glue-point="2" draw:end-shape="id7">
          <text:p text:style-name="P1"/>
        </draw:connector>
        <draw:frame draw:style-name="gr1" draw:text-style-name="P1" draw:id="id9" draw:layer="layout" svg:width="4.5cm" svg:height="2.798cm" svg:x="22.5cm" svg:y="6.702cm">
          <draw:text-box>
            <text:p text:style-name="P1">Advanced</text:p>
            <text:p text:style-name="P1">Stock Manip</text:p>
            <text:p text:style-name="P1">c1k $5k</text:p>
          </draw:text-box>
        </draw:frame>
        <draw:connector draw:style-name="gr2" draw:text-style-name="P2" draw:layer="layout" draw:type="curve" svg:x1="24.75cm" svg:y1="3.5cm" svg:x2="24.75cm" svg:y2="6.702cm" draw:start-shape="id8" draw:end-shape="id9">
          <text:p text:style-name="P1"/>
        </draw:connector>
        <draw:connector draw:style-name="gr2" draw:text-style-name="P2" draw:layer="layout" draw:type="curve" svg:x1="3.25cm" svg:y1="2.825cm" svg:x2="24.75cm" svg:y2="6.702cm" draw:start-shape="id1" draw:start-glue-point="2" draw:end-shape="id9" draw:end-glue-point="0">
          <text:p text:style-name="P1"/>
        </draw:connector>
        <draw:connector draw:style-name="gr2" draw:text-style-name="P2" draw:layer="layout" draw:type="curve" svg:x1="8.25cm" svg:y1="2.825cm" svg:x2="8.75cm" svg:y2="13.1cm" draw:start-shape="id10" draw:start-glue-point="2" draw:end-shape="id11">
          <text:p text:style-name="P1"/>
        </draw:connector>
        <draw:connector draw:style-name="gr2" draw:text-style-name="P2" draw:layer="layout" draw:type="curve" svg:x1="13.55cm" svg:y1="9.5cm" svg:x2="8.75cm" svg:y2="13.1cm" draw:start-shape="id7" draw:start-glue-point="2" draw:end-shape="id11">
          <text:p text:style-name="P1"/>
        </draw:connector>
        <draw:frame draw:style-name="gr1" draw:text-style-name="P1" draw:id="id12" draw:layer="layout" svg:width="4.5cm" svg:height="1.899cm" svg:x="1cm" svg:y="10.601cm">
          <draw:text-box>
            <text:p text:style-name="P1">Memetics</text:p>
            <text:p text:style-name="P1">c3.5k $2k</text:p>
          </draw:text-box>
        </draw:frame>
        <draw:connector draw:style-name="gr2" draw:text-style-name="P2" draw:layer="layout" svg:x1="3.25cm" svg:y1="9.4cm" svg:x2="3.25cm" svg:y2="10.601cm" draw:start-shape="id2" draw:start-glue-point="2" draw:end-shape="id12">
          <text:p text:style-name="P1"/>
        </draw:connector>
        <draw:frame draw:style-name="gr1" draw:text-style-name="P1" draw:id="id13" draw:layer="layout" svg:width="4.5cm" svg:height="2.699cm" svg:x="7cm" svg:y="17.801cm">
          <draw:text-box>
            <text:p text:style-name="P1">Advanced Stealth</text:p>
            <text:p text:style-name="P1">c70k $14k</text:p>
          </draw:text-box>
        </draw:frame>
        <draw:connector draw:style-name="gr2" draw:text-style-name="P2" draw:layer="layout" draw:type="curve" svg:x1="8.75cm" svg:y1="15.799cm" svg:x2="9.25cm" svg:y2="17.801cm" draw:start-shape="id11" draw:start-glue-point="2" draw:end-shape="id13">
          <text:p text:style-name="P1"/>
        </draw:connector>
        <draw:connector draw:style-name="gr3" draw:text-style-name="P2" draw:layer="layout" draw:type="curve" svg:x1="20.55cm" svg:y1="10cm" svg:x2="9.25cm" svg:y2="17.801cm" draw:start-shape="id6" draw:end-shape="id13" draw:end-glue-point="0">
          <text:p text:style-name="P1"/>
        </draw:connector>
        <draw:frame draw:style-name="gr1" draw:text-style-name="P1" draw:id="id14" draw:layer="layout" svg:width="3.3cm" svg:height="2.699cm" svg:x="32cm" svg:y="10.801cm">
          <draw:text-box>
            <text:p text:style-name="P1">Microchip Design</text:p>
            <text:p text:style-name="P1">c6k $4k</text:p>
          </draw:text-box>
        </draw:frame>
        <draw:connector draw:style-name="gr3" draw:text-style-name="P2" draw:layer="layout" draw:type="curve" svg:x1="31.45cm" svg:y1="7.5cm" svg:x2="33.65cm" svg:y2="10.801cm" draw:start-shape="id4" draw:start-glue-point="2" draw:end-shape="id14">
          <text:p text:style-name="P1"/>
        </draw:connector>
        <draw:frame draw:style-name="gr1" draw:text-style-name="P1" draw:id="id15" draw:layer="layout" svg:width="4.5cm" svg:height="2.699cm" svg:x="17.5cm" svg:y="14cm">
          <draw:text-box>
            <text:p text:style-name="P1">Advanced Intrusion</text:p>
            <text:p text:style-name="P1">c3k $0.5k</text:p>
          </draw:text-box>
        </draw:frame>
        <draw:connector draw:style-name="gr3" draw:text-style-name="P2" draw:layer="layout" draw:type="curve" svg:x1="20.55cm" svg:y1="10cm" svg:x2="19.75cm" svg:y2="14cm" draw:start-shape="id6" draw:start-glue-point="2" draw:end-shape="id15">
          <text:p text:style-name="P1"/>
        </draw:connector>
        <draw:frame draw:style-name="gr1" draw:text-style-name="P1" draw:id="id16" draw:layer="layout" svg:width="3.5cm" svg:height="1.899cm" svg:x="23cm" svg:y="10.901cm">
          <draw:text-box>
            <text:p text:style-name="P1">Arbitrage </text:p>
            <text:p text:style-name="P1">c750 $50k</text:p>
          </draw:text-box>
        </draw:frame>
        <draw:connector draw:style-name="gr3" draw:text-style-name="P2" draw:layer="layout" draw:type="curve" svg:x1="24.75cm" svg:y1="9.5cm" svg:x2="24.75cm" svg:y2="10.901cm" draw:start-shape="id9" draw:end-shape="id16">
          <text:p text:style-name="P1"/>
        </draw:connector>
        <draw:frame draw:style-name="gr1" draw:text-style-name="P1" draw:id="id17" draw:layer="layout" svg:width="4.5cm" svg:height="2.699cm" svg:x="11.3cm" svg:y="13.101cm">
          <draw:text-box>
            <text:p text:style-name="P1">Advanced Personal ID</text:p>
            <text:p text:style-name="P1">c3k $2k</text:p>
          </draw:text-box>
        </draw:frame>
        <draw:connector draw:style-name="gr3" draw:text-style-name="P2" draw:layer="layout" draw:type="curve" svg:x1="13.55cm" svg:y1="9.5cm" svg:x2="13.55cm" svg:y2="13.101cm" draw:start-shape="id7" draw:start-glue-point="2" draw:end-shape="id17">
          <text:p text:style-name="P1"/>
        </draw:connector>
        <draw:connector draw:style-name="gr3" draw:text-style-name="P2" draw:layer="layout" draw:type="curve" svg:x1="20.55cm" svg:y1="10cm" svg:x2="13.55cm" svg:y2="13.101cm" draw:start-shape="id6" draw:end-shape="id17" draw:end-glue-point="0">
          <text:p text:style-name="P1"/>
        </draw:connector>
        <draw:frame draw:style-name="gr1" draw:text-style-name="P1" draw:id="id18" draw:layer="layout" svg:width="4cm" svg:height="2.699cm" svg:x="21cm" svg:y="18.301cm">
          <draw:text-box>
            <text:p text:style-name="P1">Cluster Networking</text:p>
            <text:p text:style-name="P1">c5k $3k</text:p>
          </draw:text-box>
        </draw:frame>
        <draw:connector draw:style-name="gr3" draw:text-style-name="P2" draw:layer="layout" draw:type="curve" svg:x1="29.2cm" svg:y1="6.15cm" svg:x2="25cm" svg:y2="19.65cm" draw:start-shape="id4" draw:end-shape="id18">
          <text:p text:style-name="P1"/>
        </draw:connector>
        <draw:frame draw:style-name="gr1" draw:text-style-name="P1" draw:id="id19" draw:layer="layout" svg:width="4.5cm" svg:height="2.699cm" svg:x="27.2cm" svg:y="16.6cm">
          <draw:text-box>
            <text:p text:style-name="P1">Advanced MC Design</text:p>
            <text:p text:style-name="P1">c9k $2k</text:p>
          </draw:text-box>
        </draw:frame>
        <draw:connector draw:style-name="gr3" draw:text-style-name="P2" draw:layer="layout" draw:type="curve" svg:x1="33.65cm" svg:y1="13.5cm" svg:x2="29.45cm" svg:y2="16.6cm" draw:start-shape="id14" draw:start-glue-point="2" draw:end-shape="id19">
          <text:p text:style-name="P1"/>
        </draw:connector>
        <draw:frame draw:style-name="gr1" draw:text-style-name="P1" draw:id="id20" draw:layer="layout" svg:width="4.5cm" svg:height="2.699cm" svg:x="32.7cm" svg:y="16.603cm">
          <draw:text-box>
            <text:p text:style-name="P1">Autonomous Vehicles</text:p>
            <text:p text:style-name="P1">c1k $40k</text:p>
          </draw:text-box>
        </draw:frame>
        <draw:connector draw:style-name="gr3" draw:text-style-name="P2" draw:layer="layout" draw:type="curve" svg:x1="33.65cm" svg:y1="13.5cm" svg:x2="34.95cm" svg:y2="16.603cm" draw:start-shape="id14" draw:start-glue-point="2" draw:end-shape="id20">
          <text:p text:style-name="P1"/>
        </draw:connector>
        <draw:frame draw:style-name="gr1" draw:text-style-name="P1" draw:id="id21" draw:layer="layout" svg:width="4cm" svg:height="2.699cm" svg:x="22.7cm" svg:y="14.401cm">
          <draw:text-box>
            <text:p text:style-name="P1">Advanced <text:s/>Arbitrage</text:p>
            <text:p text:style-name="P1">c5k $10k</text:p>
          </draw:text-box>
        </draw:frame>
        <draw:connector draw:style-name="gr3" draw:text-style-name="P2" draw:layer="layout" draw:type="curve" svg:x1="24.75cm" svg:y1="12.8cm" svg:x2="24.7cm" svg:y2="14.401cm" draw:start-shape="id16" draw:start-glue-point="2" draw:end-shape="id21">
          <text:p text:style-name="P1"/>
        </draw:connector>
        <draw:frame draw:style-name="gr1" draw:text-style-name="P1" draw:id="id22" draw:layer="layout" svg:width="4.5cm" svg:height="2.699cm" svg:x="1cm" svg:y="14.102cm">
          <draw:text-box>
            <text:p text:style-name="P1">Advanced Media Manip</text:p>
            <text:p text:style-name="P1">c9k $3.5k</text:p>
          </draw:text-box>
        </draw:frame>
        <draw:connector draw:style-name="gr3" draw:text-style-name="P2" draw:layer="layout" draw:type="curve" svg:x1="3.25cm" svg:y1="12.5cm" svg:x2="3.25cm" svg:y2="14.102cm" draw:start-shape="id12" draw:start-glue-point="2" draw:end-shape="id22">
          <text:p text:style-name="P1"/>
        </draw:connector>
        <draw:frame draw:style-name="gr1" draw:text-style-name="P1" draw:id="id23" draw:layer="layout" svg:width="4.5cm" svg:height="2.699cm" svg:x="1cm" svg:y="18.701cm">
          <draw:text-box>
            <text:p text:style-name="P1">Advanced Memetics</text:p>
            <text:p text:style-name="P1">c2k $30k</text:p>
          </draw:text-box>
        </draw:frame>
        <draw:connector draw:style-name="gr3" draw:text-style-name="P2" draw:layer="layout" draw:type="curve" svg:x1="3.25cm" svg:y1="16.801cm" svg:x2="3.25cm" svg:y2="18.701cm" draw:start-shape="id22" draw:start-glue-point="2" draw:end-shape="id23">
          <text:p text:style-name="P1"/>
        </draw:connector>
        <draw:frame draw:style-name="gr1" draw:text-style-name="P1" draw:id="id24" draw:layer="layout" svg:width="4.5cm" svg:height="2.699cm" svg:x="1cm" svg:y="26.301cm">
          <draw:text-box>
            <text:p text:style-name="P1">Hypnosis</text:p>
            <text:p text:style-name="P1">Field</text:p>
            <text:p text:style-name="P1">c5k $7k</text:p>
          </draw:text-box>
        </draw:frame>
        <draw:connector draw:style-name="gr3" draw:text-style-name="P2" draw:layer="layout" draw:type="curve" svg:x1="3.25cm" svg:y1="21.4cm" svg:x2="3.25cm" svg:y2="26.301cm" draw:start-shape="id23" draw:start-glue-point="2" draw:end-shape="id24">
          <text:p text:style-name="P1"/>
        </draw:connector>
        <draw:frame draw:style-name="gr1" draw:text-style-name="P1" draw:id="id25" draw:layer="layout" svg:width="4.5cm" svg:height="2.699cm" svg:x="36.5cm" svg:y="21cm">
          <draw:text-box>
            <text:p text:style-name="P1">Pressure Domes</text:p>
            <text:p text:style-name="P1">c2.5k $80k</text:p>
          </draw:text-box>
        </draw:frame>
        <draw:connector draw:style-name="gr3" draw:text-style-name="P2" draw:layer="layout" draw:type="curve" svg:x1="34.95cm" svg:y1="19.302cm" svg:x2="38.75cm" svg:y2="21cm" draw:start-shape="id20" draw:start-glue-point="2" draw:end-shape="id25" draw:end-glue-point="0">
          <text:p text:style-name="P1"/>
        </draw:connector>
        <draw:frame draw:style-name="gr1" draw:text-style-name="P1" draw:id="id26" draw:layer="layout" svg:width="4.5cm" svg:height="3.5cm" svg:x="31.5cm" svg:y="21cm">
          <draw:text-box>
            <text:p text:style-name="P1">Advanced</text:p>
            <text:p text:style-name="P1">Autonomous Vehicles</text:p>
            <text:p text:style-name="P1">c4k $10k</text:p>
          </draw:text-box>
        </draw:frame>
        <draw:connector draw:style-name="gr3" draw:text-style-name="P2" draw:layer="layout" draw:type="curve" svg:x1="34.95cm" svg:y1="19.302cm" svg:x2="33.75cm" svg:y2="21cm" draw:start-shape="id20" draw:start-glue-point="2" draw:end-shape="id26" draw:end-glue-point="0">
          <text:p text:style-name="P1"/>
        </draw:connector>
        <draw:frame draw:style-name="gr1" draw:text-style-name="P1" draw:id="id27" draw:layer="layout" svg:width="4.5cm" svg:height="3cm" svg:x="36cm" svg:y="26.5cm">
          <draw:text-box>
            <text:p text:style-name="P1">Fusion Reactor</text:p>
            <text:p text:style-name="P1">c50k $1m</text:p>
          </draw:text-box>
        </draw:frame>
        <draw:connector draw:style-name="gr3" draw:text-style-name="P2" draw:layer="layout" draw:type="curve" svg:x1="33.75cm" svg:y1="24.5cm" svg:x2="38.25cm" svg:y2="26.5cm" draw:start-shape="id26" draw:start-glue-point="2" draw:end-shape="id27">
          <text:p text:style-name="P1"/>
        </draw:connector>
        <draw:frame draw:style-name="gr1" draw:text-style-name="P1" draw:id="id28" draw:layer="layout" svg:width="4.5cm" svg:height="2.699cm" svg:x="24cm" svg:y="21.301cm">
          <draw:text-box>
            <text:p text:style-name="P1">Quantum Computing</text:p>
            <text:p text:style-name="P1">c60k $50k</text:p>
          </draw:text-box>
        </draw:frame>
        <draw:connector draw:style-name="gr3" draw:text-style-name="P2" draw:layer="layout" draw:type="curve" svg:x1="29.45cm" svg:y1="19.299cm" svg:x2="26.25cm" svg:y2="21.301cm" draw:start-shape="id19" draw:start-glue-point="2" draw:end-shape="id28">
          <text:p text:style-name="P1"/>
        </draw:connector>
        <draw:frame draw:style-name="gr1" draw:text-style-name="P1" draw:id="id29" draw:layer="layout" svg:width="4.5cm" svg:height="2.699cm" svg:x="24cm" svg:y="26.602cm">
          <draw:text-box>
            <text:p text:style-name="P1">Autonomous Computing</text:p>
            <text:p text:style-name="P1">c30k $20k</text:p>
          </draw:text-box>
        </draw:frame>
        <draw:connector draw:style-name="gr3" draw:text-style-name="P2" draw:layer="layout" draw:type="curve" svg:x1="26.25cm" svg:y1="24cm" svg:x2="26.25cm" svg:y2="26.602cm" draw:start-shape="id28" draw:start-glue-point="2" draw:end-shape="id29">
          <text:p text:style-name="P1"/>
        </draw:connector>
        <draw:frame draw:style-name="gr1" draw:text-style-name="P1" draw:id="id30" draw:layer="layout" svg:width="4.5cm" svg:height="2.699cm" svg:x="12.5cm" svg:y="19cm">
          <draw:text-box>
            <text:p text:style-name="P1">Voice Synthesis</text:p>
            <text:p text:style-name="P1">c6k $8k</text:p>
          </draw:text-box>
        </draw:frame>
        <draw:connector draw:style-name="gr3" draw:text-style-name="P2" draw:layer="layout" draw:type="curve" svg:x1="13.55cm" svg:y1="15.8cm" svg:x2="14.75cm" svg:y2="19cm" draw:start-shape="id17" draw:start-glue-point="2" draw:end-shape="id30">
          <text:p text:style-name="P1"/>
        </draw:connector>
        <draw:frame draw:style-name="gr1" draw:text-style-name="P1" draw:id="id31" draw:layer="layout" svg:width="4.5cm" svg:height="2cm" svg:x="13.5cm" svg:y="27cm">
          <draw:text-box>
            <text:p text:style-name="P1">Simulacra</text:p>
            <text:p text:style-name="P1">c90k $70k</text:p>
          </draw:text-box>
        </draw:frame>
        <draw:connector draw:style-name="gr3" draw:text-style-name="P2" draw:layer="layout" draw:type="curve" svg:x1="14.75cm" svg:y1="21.699cm" svg:x2="15.75cm" svg:y2="27cm" draw:start-shape="id30" draw:start-glue-point="2" draw:end-shape="id31">
          <text:p text:style-name="P1"/>
        </draw:connector>
        <draw:connector draw:style-name="gr3" draw:text-style-name="P2" draw:layer="layout" draw:type="curve" svg:x1="3.25cm" svg:y1="16.801cm" svg:x2="15.75cm" svg:y2="27cm" draw:start-shape="id22" draw:start-glue-point="2" draw:end-shape="id31">
          <text:p text:style-name="P1"/>
        </draw:connector>
        <draw:connector draw:style-name="gr3" draw:text-style-name="P2" draw:layer="layout" draw:type="curve" svg:x1="33.75cm" svg:y1="24.5cm" svg:x2="15.75cm" svg:y2="27cm" draw:start-shape="id26" draw:start-glue-point="2" draw:end-shape="id31">
          <text:p text:style-name="P1"/>
        </draw:connector>
        <draw:frame draw:style-name="gr1" draw:text-style-name="P1" draw:id="id32" draw:layer="layout" svg:width="4.5cm" svg:height="2.5cm" svg:x="13.5cm" svg:y="31cm">
          <draw:text-box>
            <text:p text:style-name="P1">Leech Satellite</text:p>
            <text:p text:style-name="P1">c200k $5m</text:p>
          </draw:text-box>
        </draw:frame>
        <draw:connector draw:style-name="gr3" draw:text-style-name="P2" draw:layer="layout" draw:type="curve" svg:x1="15.75cm" svg:y1="29cm" svg:x2="15.75cm" svg:y2="31cm" draw:start-shape="id31" draw:start-glue-point="2" draw:end-shape="id32">
          <text:p text:style-name="P1"/>
        </draw:connector>
        <draw:frame draw:style-name="gr1" draw:text-style-name="P1" draw:id="id33" draw:layer="layout" svg:width="4.5cm" svg:height="2.5cm" svg:x="9.5cm" svg:y="35.5cm">
          <draw:text-box>
            <text:p text:style-name="P1">Lunar Rocketry</text:p>
            <text:p text:style-name="P1">c500k $10m</text:p>
          </draw:text-box>
        </draw:frame>
        <draw:connector draw:style-name="gr3" draw:text-style-name="P2" draw:layer="layout" draw:type="curve" svg:x1="15.75cm" svg:y1="33.5cm" svg:x2="11.75cm" svg:y2="35.5cm" draw:start-shape="id32" draw:start-glue-point="2" draw:end-shape="id33" draw:end-glue-point="0">
          <text:p text:style-name="P1"/>
        </draw:connector>
        <draw:frame draw:style-name="gr1" draw:text-style-name="P1" draw:id="id34" draw:layer="layout" svg:width="4.5cm" svg:height="3.5cm" svg:x="19cm" svg:y="31cm">
          <draw:text-box>
            <text:p text:style-name="P1">Internet Traffic Manipulation</text:p>
            <text:p text:style-name="P1">c7k $10</text:p>
          </draw:text-box>
        </draw:frame>
        <draw:connector draw:style-name="gr3" draw:text-style-name="P2" draw:layer="layout" draw:type="curve" svg:x1="15.75cm" svg:y1="29cm" svg:x2="21.25cm" svg:y2="31cm" draw:start-shape="id31" draw:start-glue-point="2" draw:end-shape="id34">
          <text:p text:style-name="P1"/>
        </draw:connector>
        <draw:connector draw:style-name="gr3" draw:text-style-name="P2" draw:layer="layout" draw:type="curve" svg:x1="23cm" svg:y1="21cm" svg:x2="21.25cm" svg:y2="31cm" draw:start-shape="id18" draw:start-glue-point="2" draw:end-shape="id34">
          <text:p text:style-name="P1"/>
        </draw:connector>
        <draw:frame draw:style-name="gr1" draw:text-style-name="P1" draw:id="id35" draw:layer="layout" svg:width="4.5cm" svg:height="2.5cm" svg:x="14cm" svg:y="40cm">
          <draw:text-box>
            <text:p text:style-name="P1">Fusion Rocketry</text:p>
            <text:p text:style-name="P1">c1m $200m</text:p>
          </draw:text-box>
        </draw:frame>
        <draw:connector draw:style-name="gr3" draw:text-style-name="P2" draw:layer="layout" draw:type="curve" svg:x1="11.75cm" svg:y1="38cm" svg:x2="16.25cm" svg:y2="40cm" draw:start-shape="id33" draw:start-glue-point="2" draw:end-shape="id35">
          <text:p text:style-name="P1"/>
        </draw:connector>
        <draw:connector draw:style-name="gr3" draw:text-style-name="P2" draw:layer="layout" draw:type="curve" svg:x1="38.25cm" svg:y1="29.5cm" svg:x2="16.25cm" svg:y2="40cm" draw:start-shape="id27" draw:start-glue-point="2" draw:end-shape="id35" draw:end-glue-point="0">
          <text:p text:style-name="P1"/>
        </draw:connector>
        <draw:frame draw:style-name="gr1" draw:text-style-name="P1" draw:id="id36" draw:layer="layout" svg:width="4.5cm" svg:height="3.699cm" svg:x="24.5cm" svg:y="31.301cm">
          <draw:text-box>
            <text:p text:style-name="P1">Advanced Quantum Computing</text:p>
            <text:p text:style-name="P1">c30k $20k</text:p>
          </draw:text-box>
        </draw:frame>
        <draw:connector draw:style-name="gr3" draw:text-style-name="P2" draw:layer="layout" draw:type="curve" svg:x1="26.25cm" svg:y1="29.301cm" svg:x2="26.75cm" svg:y2="31.301cm" draw:start-shape="id29" draw:start-glue-point="2" draw:end-shape="id36">
          <text:p text:style-name="P1"/>
        </draw:connector>
        <draw:frame draw:style-name="gr1" draw:text-style-name="P1" draw:id="id37" draw:layer="layout" svg:width="4.5cm" svg:height="2.5cm" svg:x="6.5cm" svg:y="31cm">
          <draw:text-box>
            <text:p text:style-name="P1">Advanced Simulacra</text:p>
            <text:p text:style-name="P1">c120k $100k</text:p>
          </draw:text-box>
        </draw:frame>
        <draw:connector draw:style-name="gr3" draw:text-style-name="P2" draw:layer="layout" draw:type="curve" svg:x1="13.5cm" svg:y1="28cm" svg:x2="8.75cm" svg:y2="31cm" draw:start-shape="id31" draw:start-glue-point="3" draw:end-shape="id37" draw:end-glue-point="0">
          <text:p text:style-name="P1"/>
        </draw:connector>
        <draw:connector draw:style-name="gr3" draw:text-style-name="P2" draw:layer="layout" draw:type="curve" svg:x1="3.25cm" svg:y1="21.4cm" svg:x2="8.75cm" svg:y2="31cm" draw:start-shape="id23" draw:start-glue-point="2" draw:end-shape="id37">
          <text:p text:style-name="P1"/>
        </draw:connector>
        <draw:frame draw:style-name="gr1" draw:text-style-name="P1" draw:id="id38" draw:layer="layout" svg:width="4.5cm" svg:height="2.699cm" svg:x="30cm" svg:y="26.603cm">
          <draw:text-box>
            <text:p text:style-name="P1">Quantum Entanglement</text:p>
            <text:p text:style-name="P1">c60k $50k</text:p>
          </draw:text-box>
        </draw:frame>
        <draw:connector draw:style-name="gr3" draw:text-style-name="P2" draw:layer="layout" draw:type="curve" svg:x1="26.25cm" svg:y1="24cm" svg:x2="32.25cm" svg:y2="26.603cm" draw:start-shape="id28" draw:start-glue-point="2" draw:end-shape="id38" draw:end-glue-point="0">
          <text:p text:style-name="P1"/>
        </draw:connector>
        <draw:frame draw:style-name="gr1" draw:text-style-name="P1" draw:id="id39" draw:layer="layout" svg:width="4.5cm" svg:height="2.699cm" svg:x="7cm" svg:y="22.502cm">
          <draw:text-box>
            <text:p text:style-name="P1">Advanced Database</text:p>
            <text:p text:style-name="P1">c70k $14k</text:p>
          </draw:text-box>
        </draw:frame>
        <draw:connector draw:style-name="gr3" draw:text-style-name="P2" draw:layer="layout" draw:type="curve" svg:x1="9.25cm" svg:y1="20.5cm" svg:x2="9.25cm" svg:y2="22.502cm" draw:start-shape="id13" draw:start-glue-point="2" draw:end-shape="id39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en" style:country-asian="GB" style:font-family-complex="'DejaVu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42cm" fo:page-height="59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Danny Staple</meta:initial-creator>
    <meta:creation-date>2006-12-19T12:30:04</meta:creation-date>
    <dc:creator>Danny Staple</dc:creator>
    <dc:date>2006-12-25T23:22:35</dc:date>
    <dc:language>en-GB</dc:language>
    <meta:editing-cycles>3</meta:editing-cycles>
    <meta:editing-duration>PT7H12M18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